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102cm"/>
    </style:style>
    <style:style style:name="co4" style:family="table-column">
      <style:table-column-properties fo:break-before="auto" style:column-width="8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2025_02_1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Série</text:p>
          </table:table-cell>
          <table:table-cell office:value-type="string" calcext:value-type="string">
            <text:p>Evaluation/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DELLI Youn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OT Lu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ARA Abderama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ARA Rabiatou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RRA Ibrahi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HOMELIA Mikailo</text:p>
          </table:table-cell>
          <table:table-cell/>
          <table:table-cell office:value-type="string" calcext:value-type="string">
            <text:p>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NAIR Anas</text:p>
          </table:table-cell>
          <table:table-cell/>
          <table:table-cell office:value-type="string" calcext:value-type="string">
            <text:p>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FANA Moham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ANEM Syli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ERREIRO BRANDAO Victoria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HEMI Hasena</text:p>
          </table:table-cell>
          <table:table-cell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n’a rien fait et n’a pas demandé d’a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UKA Lindsay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"/>
          <table:table-cell office:value-type="string" calcext:value-type="string">
            <text:p>n’a rien fait et a demandé de l’aide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KHERROUB Ines</text:p>
          </table:table-cell>
          <table:table-cell/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a peu fait (moins d’un exercice et d’un quart de feuille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MARNA Karyna</text:p>
          </table:table-cell>
          <table:table-cell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 peu fait et a demandé de l’aide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ACABRE Soukaï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 fait beaucoup (&gt;=2 exercices, moitié de feuille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HDADI Hajer</text:p>
          </table:table-cell>
          <table:table-cell/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NE Adam</text:p>
          </table:table-cell>
          <table:table-cell/>
          <table:table-cell office:value-type="string" calcext:value-type="string">
            <text:p>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UA Chloé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UMBA Mbumba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T HOMME Beverl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ISARDA Enzo</text:p>
          </table:table-cell>
          <table:table-cell/>
          <table:table-cell office:value-type="string" calcext:value-type="string">
            <text:p>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IBE Mohamed Sadio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ICA Da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RE La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table table:name="Barêm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8:53:16.775000000</meta:creation-date>
    <dc:date>2025-02-11T09:18:20.975000000</dc:date>
    <meta:editing-duration>PT25M2S</meta:editing-duration>
    <meta:editing-cycles>5</meta:editing-cycles>
    <meta:generator>LibreOffice/7.4.3.2$Windows_X86_64 LibreOffice_project/1048a8393ae2eeec98dff31b5c133c5f1d08b890</meta:generator>
    <meta:document-statistic meta:table-count="2" meta:cell-count="63" meta:object-count="0"/>
  </office:meta>
</office:document-meta>
</file>